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haris SIL" svg:font-family="'Charis SIL', 'Gentium Plus', 'Segoe UI', 'Doulos SIL', 'DejaVu Sans', 'Lucida Sans Unicode', Arial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text-position="super 58%" officeooo:rsid="00936a9f" officeooo:paragraph-rsid="0098b97f"/>
    </style:style>
    <style:style style:name="P2" style:family="paragraph" style:parent-style-name="Footer">
      <style:text-properties style:text-position="super 58%" officeooo:rsid="00952947" officeooo:paragraph-rsid="0098b97f"/>
    </style:style>
    <style:style style:name="P3" style:family="paragraph" style:parent-style-name="Footer">
      <style:text-properties style:text-position="super 58%" officeooo:rsid="0095fa3e" officeooo:paragraph-rsid="0098b97f"/>
    </style:style>
    <style:style style:name="P4" style:family="paragraph" style:parent-style-name="Footer">
      <style:text-properties style:text-position="super 58%" fo:font-size="12pt" officeooo:rsid="0095fa3e" officeooo:paragraph-rsid="0098b97f"/>
    </style:style>
    <style:style style:name="P5" style:family="paragraph" style:parent-style-name="Footer">
      <style:text-properties style:text-position="super 58%" fo:font-size="12pt" officeooo:rsid="00952947" officeooo:paragraph-rsid="0098b97f"/>
    </style:style>
    <style:style style:name="P6" style:family="paragraph" style:parent-style-name="Standard">
      <style:text-properties officeooo:rsid="001cf162" officeooo:paragraph-rsid="001cf162"/>
    </style:style>
    <style:style style:name="P7" style:family="paragraph" style:parent-style-name="Standard">
      <style:text-properties fo:font-size="18pt" officeooo:rsid="001cf162" officeooo:paragraph-rsid="001cf162" style:font-size-asian="18pt" style:font-size-complex="18pt"/>
    </style:style>
    <style:style style:name="P8" style:family="paragraph" style:parent-style-name="Standard">
      <style:text-properties officeooo:rsid="001e9cd7" officeooo:paragraph-rsid="001e9cd7"/>
    </style:style>
    <style:style style:name="P9" style:family="paragraph" style:parent-style-name="Standard">
      <style:text-properties officeooo:paragraph-rsid="001ec2f0"/>
    </style:style>
    <style:style style:name="P10" style:family="paragraph" style:parent-style-name="Standard">
      <style:text-properties fo:font-size="14pt" officeooo:rsid="00263064" officeooo:paragraph-rsid="00263064" style:font-size-asian="14pt" style:font-size-complex="14pt"/>
    </style:style>
    <style:style style:name="P11" style:family="paragraph" style:parent-style-name="Standard">
      <style:text-properties fo:font-size="15pt" officeooo:rsid="001e9cd7" officeooo:paragraph-rsid="001e9cd7" style:font-size-asian="15pt" style:font-size-complex="15pt"/>
    </style:style>
    <style:style style:name="P12" style:family="paragraph" style:parent-style-name="Standard">
      <style:text-properties fo:font-size="15pt" officeooo:rsid="0033348d" officeooo:paragraph-rsid="0033348d" style:font-size-asian="15pt" style:font-size-complex="15pt"/>
    </style:style>
    <style:style style:name="P13" style:family="paragraph" style:parent-style-name="Standard">
      <style:text-properties fo:font-size="15pt" officeooo:rsid="003cdb45" officeooo:paragraph-rsid="003cdb45" style:font-size-asian="15pt" style:font-size-complex="15pt"/>
    </style:style>
    <style:style style:name="P14" style:family="paragraph" style:parent-style-name="Standard">
      <style:text-properties fo:font-size="15pt" fo:font-style="normal" fo:font-weight="normal" officeooo:rsid="0058d1ba" officeooo:paragraph-rsid="0058d1ba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size="15pt" officeooo:paragraph-rsid="002c4a4a"/>
    </style:style>
    <style:style style:name="P16" style:family="paragraph" style:parent-style-name="Standard">
      <style:text-properties officeooo:paragraph-rsid="0023fad2"/>
    </style:style>
    <style:style style:name="P17" style:family="paragraph" style:parent-style-name="Standard">
      <style:text-properties officeooo:rsid="0023fad2" officeooo:paragraph-rsid="0023fad2"/>
    </style:style>
    <style:style style:name="P18" style:family="paragraph" style:parent-style-name="Standard">
      <style:text-properties officeooo:rsid="00263064" officeooo:paragraph-rsid="00263064"/>
    </style:style>
    <style:style style:name="P19" style:family="paragraph" style:parent-style-name="Standard">
      <style:text-properties fo:font-size="12pt" officeooo:paragraph-rsid="00290e7e" style:font-size-asian="12pt" style:font-size-complex="12pt"/>
    </style:style>
    <style:style style:name="P20" style:family="paragraph" style:parent-style-name="Standard">
      <style:text-properties fo:font-size="12pt" officeooo:paragraph-rsid="002a8772"/>
    </style:style>
    <style:style style:name="P21" style:family="paragraph" style:parent-style-name="Standard">
      <style:text-properties fo:font-size="12pt" officeooo:rsid="002c4a4a" officeooo:paragraph-rsid="002c4a4a"/>
    </style:style>
    <style:style style:name="P22" style:family="paragraph" style:parent-style-name="Standard">
      <style:text-properties fo:font-size="12pt" officeooo:rsid="002d60da" officeooo:paragraph-rsid="002d60da"/>
    </style:style>
    <style:style style:name="P23" style:family="paragraph" style:parent-style-name="Standard">
      <style:text-properties fo:font-size="12pt" fo:font-style="italic" fo:font-weight="normal" officeooo:rsid="004bc530" officeooo:paragraph-rsid="004bc530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ize="12pt" officeooo:rsid="002eb6d8" officeooo:paragraph-rsid="002eb6d8"/>
    </style:style>
    <style:style style:name="P25" style:family="paragraph" style:parent-style-name="Standard">
      <style:text-properties fo:font-size="12pt" officeooo:rsid="002eb6d8" officeooo:paragraph-rsid="002f418a"/>
    </style:style>
    <style:style style:name="P26" style:family="paragraph" style:parent-style-name="Standard">
      <style:text-properties fo:font-size="12pt" officeooo:rsid="002f418a" officeooo:paragraph-rsid="002f418a"/>
    </style:style>
    <style:style style:name="P27" style:family="paragraph" style:parent-style-name="Standard">
      <style:text-properties fo:font-size="12pt" officeooo:rsid="0033348d" officeooo:paragraph-rsid="0033348d"/>
    </style:style>
    <style:style style:name="P28" style:family="paragraph" style:parent-style-name="Standard">
      <style:text-properties fo:font-size="12pt" officeooo:rsid="0033b93c" officeooo:paragraph-rsid="0033b93c"/>
    </style:style>
    <style:style style:name="P29" style:family="paragraph" style:parent-style-name="Standard">
      <style:text-properties fo:font-size="12pt" officeooo:rsid="0033b93c" officeooo:paragraph-rsid="0035af62"/>
    </style:style>
    <style:style style:name="P30" style:family="paragraph" style:parent-style-name="Standard">
      <style:text-properties fo:font-size="12pt" officeooo:rsid="0033b93c" officeooo:paragraph-rsid="00361e5b"/>
    </style:style>
    <style:style style:name="P31" style:family="paragraph" style:parent-style-name="Standard">
      <style:text-properties fo:font-size="12pt" officeooo:rsid="00390a91" officeooo:paragraph-rsid="00390a91"/>
    </style:style>
    <style:style style:name="P32" style:family="paragraph" style:parent-style-name="Standard">
      <style:text-properties fo:font-size="12pt" officeooo:rsid="0039b6a2" officeooo:paragraph-rsid="0039b6a2"/>
    </style:style>
    <style:style style:name="P33" style:family="paragraph" style:parent-style-name="Standard">
      <style:text-properties fo:font-size="12pt" officeooo:rsid="003cdb45" officeooo:paragraph-rsid="003cdb45"/>
    </style:style>
    <style:style style:name="P34" style:family="paragraph" style:parent-style-name="Standard">
      <style:text-properties fo:font-size="12pt" officeooo:rsid="003f79b3" officeooo:paragraph-rsid="003f79b3"/>
    </style:style>
    <style:style style:name="P35" style:family="paragraph" style:parent-style-name="Standard">
      <style:text-properties fo:font-size="12pt" officeooo:rsid="003f79b3" officeooo:paragraph-rsid="009de42c"/>
    </style:style>
    <style:style style:name="P36" style:family="paragraph" style:parent-style-name="Standard">
      <style:text-properties fo:font-size="12pt" officeooo:rsid="003f79b3" officeooo:paragraph-rsid="00a5cd43"/>
    </style:style>
    <style:style style:name="P37" style:family="paragraph" style:parent-style-name="Standard">
      <style:text-properties fo:font-size="12pt" officeooo:rsid="0040b0c6" officeooo:paragraph-rsid="009de42c"/>
    </style:style>
    <style:style style:name="P38" style:family="paragraph" style:parent-style-name="Standard">
      <style:text-properties fo:font-size="12pt" officeooo:rsid="0040b0c6" officeooo:paragraph-rsid="00a5cd43"/>
    </style:style>
    <style:style style:name="P39" style:family="paragraph" style:parent-style-name="Standard">
      <style:text-properties fo:font-size="12pt" officeooo:rsid="0040b0c6" officeooo:paragraph-rsid="00a866fe"/>
    </style:style>
    <style:style style:name="P40" style:family="paragraph" style:parent-style-name="Standard">
      <style:text-properties fo:font-size="12pt" officeooo:rsid="004664cb" officeooo:paragraph-rsid="004664cb"/>
    </style:style>
    <style:style style:name="P41" style:family="paragraph" style:parent-style-name="Standard">
      <style:text-properties fo:font-size="12pt" fo:font-style="normal" fo:font-weight="normal" officeooo:rsid="004bc530" officeooo:paragraph-rsid="004bc53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ize="12pt" fo:font-style="normal" fo:font-weight="normal" officeooo:rsid="004bc530" officeooo:paragraph-rsid="0054837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4c74af" officeooo:paragraph-rsid="004c74a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4c74af" officeooo:paragraph-rsid="0055ef2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58d1ba" officeooo:paragraph-rsid="0058d1ba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591e43" officeooo:paragraph-rsid="00591e43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5ad238" officeooo:paragraph-rsid="005ad238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5ad238" officeooo:paragraph-rsid="005c7720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639898" officeooo:paragraph-rsid="0065c912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639898" officeooo:paragraph-rsid="007a4d07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ize="12pt" fo:font-style="normal" fo:font-weight="normal" officeooo:rsid="00639898" officeooo:paragraph-rsid="007e486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text-position="super 58%" fo:font-size="12pt" fo:font-style="normal" fo:font-weight="normal" officeooo:rsid="009f5b51" officeooo:paragraph-rsid="009f5b5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text-position="super 58%" fo:font-size="12pt" fo:font-style="normal" fo:font-weight="normal" officeooo:rsid="00a2992a" officeooo:paragraph-rsid="00a2992a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style:text-position="super 58%" fo:font-size="12pt" fo:font-style="normal" fo:font-weight="normal" officeooo:rsid="0095fa3e" officeooo:paragraph-rsid="00a866fe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style:text-position="super 58%" fo:font-size="12pt" fo:font-style="italic" fo:font-weight="normal" officeooo:rsid="0095fa3e" officeooo:paragraph-rsid="00a866fe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style:text-position="super 58%" fo:font-size="12pt" fo:font-style="italic" fo:font-weight="normal" officeooo:rsid="00a9b856" officeooo:paragraph-rsid="00a9b856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style:text-position="super 58%" fo:font-size="12pt" fo:font-style="italic" fo:font-weight="normal" officeooo:rsid="00a9b856" officeooo:paragraph-rsid="00b0add7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style:text-position="super 58%" fo:font-size="12pt" fo:font-style="italic" fo:font-weight="normal" officeooo:rsid="00abaa0e" officeooo:paragraph-rsid="00abaa0e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style:text-position="super 58%" officeooo:rsid="0095fa3e" officeooo:paragraph-rsid="009de42c"/>
    </style:style>
    <style:style style:name="P60" style:family="paragraph" style:parent-style-name="Standard">
      <style:text-properties style:text-position="0% 100%" fo:font-size="12pt" fo:font-style="normal" fo:font-weight="normal" officeooo:rsid="00a23a9d" officeooo:paragraph-rsid="00a23a9d" style:font-style-asian="normal" style:font-weight-asian="normal" style:font-style-complex="normal" style:font-weight-complex="normal"/>
    </style:style>
    <style:style style:name="P61" style:family="paragraph">
      <style:paragraph-properties fo:text-align="center"/>
    </style:style>
    <style:style style:name="T1" style:family="text">
      <style:text-properties officeooo:rsid="001ec2f0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7f36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90e7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90e7e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a8772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f418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7f36e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style:text-blinking="false" fo:background-color="transparent" loext:char-shading-value="0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585d4" style:text-blinking="false" fo:background-color="transparent" loext:char-shading-value="0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f418a" style:text-blinking="false" fo:background-color="transparent" loext:char-shading-value="0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7f36e" style:text-blinking="false" fo:background-color="transparent" loext:char-shading-value="0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a8772" style:text-blinking="false" fo:background-color="transparent" loext:char-shading-value="0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5af62" style:text-blinking="false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61e5b" style:text-blinking="false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9b6a2" style:text-blinking="false" fo:background-color="transparent" loext:char-shading-value="0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b9719" style:text-blinking="false" fo:background-color="transparent" loext:char-shading-value="0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e29b9" style:text-blinking="false" fo:background-color="transparent" loext:char-shading-value="0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40b0c6" style:text-blinking="false" fo:background-color="transparent" loext:char-shading-value="0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419111" style:text-blinking="false" fo:background-color="transparent" loext:char-shading-value="0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42b2b2" style:text-blinking="false" fo:background-color="transparent" loext:char-shading-value="0" style:font-size-asian="12pt" style:font-style-asian="normal" style:font-size-complex="12pt" style:font-style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480b4d" style:text-blinking="false" fo:background-color="transparent" loext:char-shading-value="0" style:font-size-asian="12pt" style:font-style-asian="normal" style:font-size-complex="12pt" style:font-style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a77022" style:text-blinking="false" fo:background-color="transparent" loext:char-shading-value="0" style:font-size-asian="12pt" style:font-style-asian="normal" style:font-size-complex="12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a866fe" style:text-blinking="false" fo:background-color="transparent" loext:char-shading-value="0" style:font-size-asian="12pt" style:font-style-asian="normal" style:font-size-complex="12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42b2b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a877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44a09d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4620e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a672ba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a866f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b9719" style:text-blinking="false" fo:background-color="transparent" loext:char-shading-value="0" style:font-style-asian="normal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e29b9" style:text-blinking="false" fo:background-color="transparent" loext:char-shading-value="0" style:font-style-asian="normal" style:font-style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a8772" style:text-blinking="false" fo:background-color="transparent" loext:char-shading-value="0" style:font-size-asian="15pt" style:font-size-complex="15pt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2c4a4a" style:text-blinking="false" fo:background-color="transparent" loext:char-shading-value="0" style:font-size-asian="15pt" style:font-size-complex="15pt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officeooo:rsid="002a8772" style:text-blinking="false" fo:background-color="transparent" loext:char-shading-value="0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officeooo:rsid="0040b0c6" style:text-blinking="false" fo:background-color="transparent" loext:char-shading-value="0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officeooo:rsid="00b0add7" style:text-blinking="false" fo:background-color="transparent" loext:char-shading-value="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officeooo:rsid="00b5add6" style:text-blinking="false" fo:background-color="transparent" loext:char-shading-value="0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officeooo:rsid="00b65f88" style:text-blinking="false" fo:background-color="transparent" loext:char-shading-value="0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officeooo:rsid="0040b0c6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bold" officeooo:rsid="00b0add7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2a8772" style:text-blinking="false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4664cb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4c74af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27bb8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2837e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4837e" style:text-blinking="fals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5ef2c" style:text-blinking="false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ad238" style:text-blinking="false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b78c9" style:text-blinking="false" fo:background-color="transparent" loext:char-shading-value="0" style:font-size-asian="12pt" style:font-size-complex="12pt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c1323" style:text-blinking="false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c7720" style:text-blinking="false" fo:background-color="transparent" loext:char-shading-value="0" style:font-size-asian="12pt" style:font-size-complex="12pt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42b2b2" style:text-blinking="false" fo:background-color="transparent" loext:char-shading-value="0" style:font-size-asian="12pt" style:font-size-complex="12pt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f94c7" style:text-blinking="false" fo:background-color="transparent" loext:char-shading-value="0" style:font-size-asian="12pt" style:font-size-complex="12pt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5fadf2" style:text-blinking="false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35adb" style:text-blinking="false" fo:background-color="transparent" loext:char-shading-value="0" style:font-size-asian="12pt" style:font-size-complex="12pt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440cf" style:text-blinking="false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5c912" style:text-blinking="false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89ed8" style:text-blinking="false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8d197" style:text-blinking="false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ba9ec" style:text-blinking="false" fo:background-color="transparent" loext:char-shading-value="0" style:font-size-asian="12pt" style:font-size-complex="12pt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cf797" style:text-blinking="false" fo:background-color="transparent" loext:char-shading-value="0" style:font-size-asian="12pt" style:font-size-complex="12pt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e523a" style:text-blinking="false" fo:background-color="transparent" loext:char-shading-value="0" style:font-size-asian="12pt" style:font-size-complex="12pt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6fd837" style:text-blinking="false" fo:background-color="transparent" loext:char-shading-value="0" style:font-size-asian="12pt" style:font-size-complex="12pt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0e23c" style:text-blinking="false" fo:background-color="transparent" loext:char-shading-value="0" style:font-size-asian="12pt" style:font-size-complex="12pt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2bb60" style:text-blinking="false" fo:background-color="transparent" loext:char-shading-value="0" style:font-size-asian="12pt" style:font-size-complex="12pt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3f3be" style:text-blinking="false" fo:background-color="transparent" loext:char-shading-value="0" style:font-size-asian="12pt" style:font-size-complex="12pt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62882" style:text-blinking="false" fo:background-color="transparent" loext:char-shading-value="0" style:font-size-asian="12pt" style:font-size-complex="12pt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88da8" style:text-blinking="false" fo:background-color="transparent" loext:char-shading-value="0" style:font-size-asian="12pt" style:font-size-complex="12pt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2f418a" style:text-blinking="false" fo:background-color="transparent" loext:char-shading-value="0" style:font-size-asian="12pt" style:font-size-complex="12pt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27f36e" style:text-blinking="false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bfc08" style:text-blinking="false" fo:background-color="transparent" loext:char-shading-value="0" style:font-size-asian="12pt" style:font-size-complex="12pt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d1b87" style:text-blinking="false" fo:background-color="transparent" loext:char-shading-value="0" style:font-size-asian="12pt" style:font-size-complex="12pt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e4867" style:text-blinking="false" fo:background-color="transparent" loext:char-shading-value="0" style:font-size-asian="12pt" style:font-size-complex="12pt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7f01b5" style:text-blinking="false" fo:background-color="transparent" loext:char-shading-value="0" style:font-size-asian="12pt" style:font-size-complex="12pt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80960b" style:text-blinking="false" fo:background-color="transparent" loext:char-shading-value="0" style:font-size-asian="12pt" style:font-size-complex="12pt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80be65" style:text-blinking="false" fo:background-color="transparent" loext:char-shading-value="0" style:font-size-asian="12pt" style:font-size-complex="12pt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a98959" style:text-blinking="false" fo:background-color="transparent" loext:char-shading-value="0" style:font-size-asian="12pt" style:font-size-complex="12pt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a9b856" style:text-blinking="false" fo:background-color="transparent" loext:char-shading-value="0" style:font-size-asian="12pt" style:font-size-complex="12pt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acff28" style:text-blinking="false" fo:background-color="transparent" loext:char-shading-value="0" style:font-size-asian="12pt" style:font-size-complex="12pt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ad4021" style:text-blinking="false" fo:background-color="transparent" loext:char-shading-value="0" style:font-size-asian="12pt" style:font-size-complex="12pt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ae6c83" style:text-blinking="false" fo:background-color="transparent" loext:char-shading-value="0" style:font-size-asian="12pt" style:font-size-complex="12pt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officeooo:rsid="00af0585" style:text-blinking="false" fo:background-color="transparent" loext:char-shading-value="0" style:font-size-asian="12pt" style:font-size-complex="12pt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fo:font-weight="bold" officeooo:rsid="00b0add7" style:text-blinking="false" fo:background-color="transparent" loext:char-shading-value="0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fo:font-weight="bold" officeooo:rsid="00b14cfd" style:text-blinking="false" fo:background-color="transparent" loext:char-shading-value="0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Liberation Serif" style:text-underline-style="none" fo:font-weight="bold" officeooo:rsid="00b65f88" style:text-blinking="false" fo:background-color="transparent" loext:char-shading-value="0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style:text-blinking="false" fo:background-color="transparent" loext:char-shading-value="0" style:font-size-asian="12pt" style:font-style-asian="italic" style:font-size-complex="12pt" style:font-style-complex="italic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3585d4" style:text-blinking="false" fo:background-color="transparent" loext:char-shading-value="0" style:font-size-asian="12pt" style:font-style-asian="italic" style:font-size-complex="12pt" style:font-style-complex="italic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43709f" style:text-blinking="false" fo:background-color="transparent" loext:char-shading-value="0" style:font-size-asian="12pt" style:font-style-asian="italic" style:font-size-complex="12pt" style:font-style-complex="italic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480b4d" style:text-blinking="false" fo:background-color="transparent" loext:char-shading-value="0" style:font-size-asian="12pt" style:font-style-asian="italic" style:font-size-complex="12pt" style:font-style-complex="italic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40b0c6" style:text-blinking="false" fo:background-color="transparent" loext:char-shading-value="0" style:font-size-asian="12pt" style:font-style-asian="italic" style:font-size-complex="12pt" style:font-style-complex="italic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a6c889" style:text-blinking="false" fo:background-color="transparent" loext:char-shading-value="0" style:font-size-asian="12pt" style:font-style-asian="italic" style:font-size-complex="12pt" style:font-style-complex="italic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a77022" style:text-blinking="false" fo:background-color="transparent" loext:char-shading-value="0" style:font-size-asian="12pt" style:font-style-asian="italic" style:font-size-complex="12pt" style:font-style-complex="italic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43709f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480b4d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50341a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52837e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normal" officeooo:rsid="0052eb6d" style:text-blinking="fals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bold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bold" officeooo:rsid="0042b2b2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bold" officeooo:rsid="0043709f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fo:font-weight="bold" officeooo:rsid="004c5792" style:text-blinking="fals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Liberation Serif" fo:font-style="italic" style:text-underline-style="none" officeooo:rsid="00762882" style:text-blinking="false" fo:background-color="transparent" loext:char-shading-value="0" style:font-size-asian="12pt" style:font-style-asian="italic" style:font-size-complex="12pt" style:font-style-complex="italic"/>
    </style:style>
    <style:style style:name="T109" style:family="text">
      <style:text-properties fo:font-variant="normal" fo:text-transform="none" fo:color="#000000" style:text-line-through-style="none" style:text-line-through-type="none" style:text-position="super 58%" style:font-name="Liberation Serif" fo:font-style="normal" style:text-underline-style="none" fo:font-weight="normal" officeooo:rsid="00290e7e" style:text-blinking="false" fo:background-color="transparent" loext:char-shading-value="0"/>
    </style:style>
    <style:style style:name="T110" style:family="text">
      <style:text-properties fo:font-variant="normal" fo:text-transform="none" fo:color="#000000" style:text-line-through-style="none" style:text-line-through-type="none" style:text-position="super 58%" style:font-name="Liberation Serif" fo:font-style="normal" style:text-underline-style="none" fo:font-weight="normal" officeooo:rsid="002ab4b9" style:text-blinking="false" fo:background-color="transparent" loext:char-shading-value="0" style:font-size-asian="12pt" style:font-size-complex="12pt"/>
    </style:style>
    <style:style style:name="T111" style:family="text">
      <style:text-properties fo:font-variant="normal" fo:text-transform="none" fo:color="#000000" style:text-line-through-style="none" style:text-line-through-type="none" style:text-position="super 58%" style:font-name="Liberation Serif" fo:font-style="normal" style:text-underline-style="none" fo:font-weight="normal" officeooo:rsid="00315898" style:text-blinking="false" fo:background-color="transparent" loext:char-shading-value="0" style:font-size-asian="12pt" style:font-size-complex="12pt"/>
    </style:style>
    <style:style style:name="T112" style:family="text">
      <style:text-properties fo:font-variant="normal" fo:text-transform="none" fo:color="#000000" style:text-line-through-style="none" style:text-line-through-type="none" style:text-position="super 58%" style:font-name="Liberation Serif" fo:font-style="normal" style:text-underline-style="none" fo:font-weight="normal" officeooo:rsid="00361e5b" style:text-blinking="false" fo:background-color="transparent" loext:char-shading-value="0" style:font-size-asian="12pt" style:font-style-asian="normal" style:font-size-complex="12pt" style:font-style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super 58%" style:font-name="Liberation Serif" fo:font-style="normal" style:text-underline-style="none" fo:font-weight="normal" officeooo:rsid="0040b0c6" style:text-blinking="false" fo:background-color="transparent" loext:char-shading-value="0" style:font-size-asian="12pt" style:font-style-asian="normal" style:font-size-complex="12pt" style:font-style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super 58%" style:font-name="Liberation Serif" style:text-underline-style="none" officeooo:rsid="0080be65" style:text-blinking="false" fo:background-color="transparent" loext:char-shading-value="0" style:font-size-asian="12pt" style:font-size-complex="12pt"/>
    </style:style>
    <style:style style:name="T115" style:family="text">
      <style:text-properties fo:font-variant="normal" fo:text-transform="none" fo:color="#000000" style:text-line-through-style="none" style:text-line-through-type="none" style:text-position="super 58%" style:font-name="Liberation Serif" style:text-underline-style="none" officeooo:rsid="00a2992a" style:text-blinking="false" fo:background-color="transparent" loext:char-shading-value="0" style:font-size-asian="12pt" style:font-size-complex="12pt"/>
    </style:style>
    <style:style style:name="T116" style:family="text">
      <style:text-properties fo:font-variant="normal" fo:text-transform="none" fo:color="#000000" style:text-line-through-style="none" style:text-line-through-type="none" style:text-position="sub 58%" style:font-name="Liberation Serif" fo:font-style="normal" style:text-underline-style="none" fo:font-weight="normal" officeooo:rsid="002a8772" style:text-blinking="false" fo:background-color="transparent" loext:char-shading-value="0" style:font-size-asian="12pt" style:font-size-complex="12pt"/>
    </style:style>
    <style:style style:name="T117" style:family="text">
      <style:text-properties fo:font-variant="normal" fo:text-transform="none" fo:color="#000000" style:text-line-through-style="none" style:text-line-through-type="none" style:text-position="sub 58%" style:font-name="Liberation Serif" fo:font-style="normal" style:text-underline-style="none" fo:font-weight="normal" officeooo:rsid="0039b6a2" style:text-blinking="false" fo:background-color="transparent" loext:char-shading-value="0" style:font-size-asian="12pt" style:font-style-asian="normal" style:font-size-complex="12pt" style:font-style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officeooo:rsid="0098b97f" style:text-blinking="false" fo:background-color="transparent" loext:char-shading-value="0" style:font-size-asian="12pt" style:font-size-complex="12pt"/>
    </style:style>
    <style:style style:name="T119" style:family="text">
      <style:text-properties fo:font-variant="normal" fo:text-transform="none" fo:color="#000000" style:text-line-through-style="none" style:text-line-through-type="none" style:font-name="Liberation Serif" style:text-underline-style="none" style:text-blinking="false" fo:background-color="transparent" loext:char-shading-value="0" style:font-size-asian="12pt" style:font-size-complex="12pt"/>
    </style:style>
    <style:style style:name="T120" style:family="text">
      <style:text-properties fo:font-variant="normal" fo:text-transform="none" fo:color="#000000" style:text-line-through-style="none" style:text-line-through-type="none" style:font-name="Liberation Serif" style:text-underline-style="none" officeooo:rsid="0080be65" style:text-blinking="false" fo:background-color="transparent" loext:char-shading-value="0" style:font-size-asian="12pt" style:font-size-complex="12pt"/>
    </style:style>
    <style:style style:name="T121" style:family="text">
      <style:text-properties fo:font-variant="normal" fo:text-transform="none" fo:color="#000000" style:text-line-through-style="none" style:text-line-through-type="none" style:font-name="Liberation Serif" style:text-underline-style="none" officeooo:rsid="00a2992a" style:text-blinking="false" fo:background-color="transparent" loext:char-shading-value="0" style:font-size-asian="12pt" style:font-size-complex="12pt"/>
    </style:style>
    <style:style style:name="T122" style:family="text">
      <style:text-properties style:font-name="Liberation Serif1" officeooo:rsid="001f08b8"/>
    </style:style>
    <style:style style:name="T123" style:family="text">
      <style:text-properties style:font-name="Liberation Serif" officeooo:rsid="001f08b8"/>
    </style:style>
    <style:style style:name="T124" style:family="text">
      <style:text-properties style:text-position="super 58%" style:font-name="Liberation Serif" officeooo:rsid="001f08b8"/>
    </style:style>
    <style:style style:name="T125" style:family="text">
      <style:text-properties style:text-position="super 58%" style:font-name="Liberation Serif" officeooo:rsid="0023948a"/>
    </style:style>
    <style:style style:name="T126" style:family="text">
      <style:text-properties style:text-position="super 58%" style:font-name="Liberation Serif" officeooo:rsid="0023fad2"/>
    </style:style>
    <style:style style:name="T127" style:family="text">
      <style:text-properties style:text-position="super 58%" style:font-name="Liberation Serif" officeooo:rsid="00242738"/>
    </style:style>
    <style:style style:name="T128" style:family="text">
      <style:text-properties style:text-position="0% 100%"/>
    </style:style>
    <style:style style:name="T129" style:family="text">
      <style:text-properties style:text-position="0% 100%" style:font-name="Liberation Serif"/>
    </style:style>
    <style:style style:name="T130" style:family="text">
      <style:text-properties style:text-position="0% 100%" style:font-name="Liberation Serif" officeooo:rsid="001f08b8"/>
    </style:style>
    <style:style style:name="T131" style:family="text">
      <style:text-properties style:text-position="0% 100%" style:font-name="Liberation Serif" officeooo:rsid="0021ba3b"/>
    </style:style>
    <style:style style:name="T132" style:family="text">
      <style:text-properties style:text-position="0% 100%" style:font-name="Liberation Serif" officeooo:rsid="0023948a"/>
    </style:style>
    <style:style style:name="T133" style:family="text">
      <style:text-properties style:text-position="0% 100%" style:font-name="Liberation Serif" officeooo:rsid="001ec2f0"/>
    </style:style>
    <style:style style:name="T134" style:family="text">
      <style:text-properties style:text-position="0% 100%" style:font-name="Liberation Serif" officeooo:rsid="0023fad2"/>
    </style:style>
    <style:style style:name="T135" style:family="text">
      <style:text-properties style:text-position="0% 100%" style:font-name="Liberation Serif" officeooo:rsid="00242738"/>
    </style:style>
    <style:style style:name="T136" style:family="text">
      <style:text-properties style:text-position="0% 100%" style:font-name="Liberation Serif" officeooo:rsid="0027f36e"/>
    </style:style>
    <style:style style:name="T137" style:family="text">
      <style:text-properties style:text-position="0% 100%" style:font-name="Liberation Serif" officeooo:rsid="0026a300"/>
    </style:style>
    <style:style style:name="T1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normal" style:font-weight-asian="normal" style:font-weight-complex="normal"/>
    </style:style>
    <style:style style:name="T141" style:family="text">
      <style:text-properties officeooo:rsid="00519e1e"/>
    </style:style>
    <style:style style:name="T142" style:family="text">
      <style:text-properties officeooo:rsid="0052837e"/>
    </style:style>
    <style:style style:name="T143" style:family="text">
      <style:text-properties officeooo:rsid="0052eb6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G 119A Homework 1: Finnish nouns and adjectives</text:p>
      <text:p text:style-name="P6"/>
      <text:p text:style-name="P6">This paper deals with alternations in nominative and partitive singular forms for Finnish nouns and adjectives.</text:p>
      <text:p text:style-name="P6"/>
      <text:p text:style-name="P6"/>
      <text:p text:style-name="P11">1. Morphological rules and affix allomorphy</text:p>
      <text:p text:style-name="P8"/>
      <text:p text:style-name="P9"><text:span text:style-name="T1">Partitive singular nouns and adjectives are marked with a suffix vowel, either [-ɑ] after a back vowel or [-</text:span><text:span text:style-name="T122">æ</text:span><text:span text:style-name="T123">] otherwise.</text:span><text:span text:style-name="T124">1</text:span></text:p>
      <text:p text:style-name="P9"><text:span text:style-name="T130"/></text:p>
      <text:p text:style-name="P16"><text:span text:style-name="T130">B</text:span><text:span text:style-name="T131">ecause the [-æ] </text:span><text:span text:style-name="T132">allomorph occurs in a wider variety of environments, it must be the underlying form, /-æ/.</text:span><text:span text:style-name="T125">2</text:span><text:span text:style-name="T132"> A phonological rule later on will take care of the [-</text:span><text:span text:style-name="T133">ɑ</text:span><text:span text:style-name="T132">] allomorph. </text:span><text:span text:style-name="T134">The morphological rule</text:span><text:span text:style-name="T126">3</text:span><text:span text:style-name="T134"> for forming partitive singulars is therefore to add /-</text:span><text:span text:style-name="T132">æ/:</text:span></text:p>
      <text:p text:style-name="P16"><text:span text:style-name="T132"/></text:p>
      <text:p text:style-name="P16"><text:span text:style-name="T132"><text:tab/></text:span><text:span text:style-name="T134">Partitive Singular Formation: <text:s/>X → X</text:span><text:span text:style-name="T132">æ </text:span><text:span text:style-name="T134">if X is [+partitive, +singular]</text:span></text:p>
      <text:p text:style-name="P16"><text:span text:style-name="T134"/></text:p>
      <text:p text:style-name="P17"><text:span text:style-name="T129">The nominative singular form </text:span><text:span text:style-name="T135">is just the root</text:span><text:span text:style-name="T127">4</text:span><text:span text:style-name="T135"> with no affixes added, so no morphological rule is needed.</text:span></text:p>
      <text:p text:style-name="P17"><text:span text:style-name="T130"/></text:p>
      <text:p text:style-name="P10"><text:span text:style-name="T130">2. </text:span><text:span text:style-name="T129">Root allomorphy and underlying forms</text:span></text:p>
      <text:p text:style-name="P18"><text:span text:style-name="T129"/></text:p>
      <text:p text:style-name="P19"><text:span text:style-name="T137">Some roots </text:span><text:span text:style-name="T136">only have one allomorph: </text:span><text:bookmark text:name="docs-internal-guid-9afdc884-7fff-4693-9b3b-0b16300be1cf"/><text:span text:style-name="T3">[ɑɑmu] ‘morning, nom. sg.’ </text:span><text:span text:style-name="T4">vs. </text:span><text:bookmark text:name="docs-internal-guid-ad1231d6-7fff-f21b-53fd-9deee1dd1190"/><text:span text:style-name="T3">[ɑɑmu-ɑ] ‘morning, part. sg.’.</text:span><text:span text:style-name="T109">5</text:span><text:span text:style-name="T4"> These non-alternating roots can end in any vowel except [-i]. Because these roots only have one allomorph, that is presumably their underlying form (/</text:span><text:span text:style-name="T3">ɑɑmu/</text:span><text:span text:style-name="T4">).</text:span></text:p>
      <text:p text:style-name="P19"><text:span text:style-name="T4"/></text:p>
      <text:p text:style-name="P20"><text:span text:style-name="T6">O</text:span><text:span text:style-name="T7">ther roots have two allomorphs: one ending with [-i], such as [lehti] ‘leaf, nom. sg.’ and one with [-e] such as [lehte-æ] ‘leaf, part. sg.’. This alternation is found for each word with the [-e-æ] final vowels. The allomorph ending with [-i] is always found in the unsuffixed form __]</text:span><text:span text:style-name="T116">word</text:span><text:span text:style-name="T7"> and the allomorph ending with [-e] is always found in the suffixed form __ V. The allomorph ending with [-e] must be the underlying one</text:span><text:span text:style-name="T110">6</text:span><text:span text:style-name="T7"> (/lehte/), because if the underlying form ended with [-i] instead, we would not be able to explain why these roots behave differently from non-alternating roots that also end with [-i] in the nominative singular form.</text:span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1"/>
      <text:p text:style-name="P1"/>
      <text:p text:style-name="P1"/>
      <text:p text:style-name="P1"/>
      <text:p text:style-name="P1"/>
      <text:p text:style-name="P1"/>
      <text:p text:style-name="P1">1<text:span text:style-name="T128"> 6.3 IdentifyAllomorphs</text:span></text:p>
      <text:p text:style-name="P1">2<text:span text:style-name="T128"> 6.4 UnderlyingForm</text:span></text:p>
      <text:p text:style-name="P1">3<text:span text:style-name="T128"> 6.2 MorphologicalRule</text:span></text:p>
      <text:p text:style-name="P1">4<text:span text:style-name="T128"> 6.1 MorphemeBoundaries</text:span></text:p>
      <text:p text:style-name="P2">5<text:span text:style-name="T128"> 6.3 IdentifyAllomorphs</text:span></text:p>
      <text:p text:style-name="P5"><text:span text:style-name="T118">6</text:span><text:span text:style-name="T7"> 6.4 UnderlyingForm</text:span></text:p>
      <text:p text:style-name="P15"><text:soft-page-break/><text:span text:style-name="T35">3. </text:span><text:span text:style-name="T36">Phonemicization</text:span></text:p>
      <text:p text:style-name="P21"><text:span text:style-name="T5"/></text:p>
      <text:p text:style-name="P22"><text:span text:style-name="T5">/e/ and /i/ are separate phonemes, but /e/ is realized as [i] when word-final.</text:span></text:p>
      <text:p text:style-name="P22"><text:span text:style-name="T5"/></text:p>
      <text:p text:style-name="P22"><text:span text:style-name="T5">/e/<text:tab/>/i/ </text:span><text:span text:style-name="T111">7</text:span></text:p>
      <text:p text:style-name="P22"><draw:line text:anchor-type="paragraph" draw:z-index="0" draw:name="Shape1" draw:style-name="gr1" draw:text-style-name="P61" svg:x1="0.1035in" svg:y1="0.0362in" svg:x2="0.1035in" svg:y2="0.3681in"><text:p/></draw:line><draw:line text:anchor-type="paragraph" draw:z-index="1" draw:name="Shape1_0" draw:style-name="gr1" draw:text-style-name="P61" svg:x1="0.5846in" svg:y1="0.0362in" svg:x2="0.5846in" svg:y2="0.3681in"><text:p/></draw:line><draw:line text:anchor-type="paragraph" draw:z-index="2" draw:name="Shape2" draw:style-name="gr1" draw:text-style-name="P61" svg:x1="0.1035in" svg:y1="0.0362in" svg:x2="0.5846in" svg:y2="0.3681in"><text:p/></draw:line><text:span text:style-name="T5"/></text:p>
      <text:p text:style-name="P22"><text:span text:style-name="T5"/></text:p>
      <text:p text:style-name="P22"><text:span text:style-name="T5">[e]<text:tab/>[i]</text:span></text:p>
      <text:p text:style-name="P22"><text:span text:style-name="T5"/></text:p>
      <text:p text:style-name="P24"><text:span text:style-name="T5">The alternation in the suffix shows that the vowel /</text:span><text:span text:style-name="T7">æ/ </text:span><text:span text:style-name="T8">has two allophones:</text:span></text:p>
      <text:p text:style-name="P24"><text:span text:style-name="T8"/></text:p>
      <text:p text:style-name="P25"><text:span text:style-name="T8"><text:s text:c="6"/>/</text:span><text:span text:style-name="T7">æ/</text:span></text:p>
      <text:p text:style-name="P25"><draw:line text:anchor-type="paragraph" draw:z-index="3" draw:name="Shape3" draw:style-name="gr1" draw:text-style-name="P61" svg:x1="0.3602in" svg:y1="0.0583in" svg:x2="0.1429in" svg:y2="0.352in"><text:p/></draw:line><draw:line text:anchor-type="paragraph" draw:z-index="4" draw:name="Shape3_0" draw:style-name="gr1" draw:text-style-name="P61" svg:x1="0.3602in" svg:y1="0.0583in" svg:x2="0.6094in" svg:y2="0.352in"><text:p/></draw:line><text:span text:style-name="T7"/></text:p>
      <text:p text:style-name="P26"><text:span text:style-name="T7"/></text:p>
      <text:p text:style-name="P26"><text:span text:style-name="T7">[æ</text:span><text:span text:style-name="T5">]<text:tab/>[</text:span><text:span text:style-name="T9">ɑ</text:span><text:span text:style-name="T5">]</text:span></text:p>
      <text:p text:style-name="P26"><text:span text:style-name="T5"/></text:p>
      <text:p text:style-name="P26"><text:span text:style-name="T5"/></text:p>
      <text:p text:style-name="P12"><text:span text:style-name="T2">4. Phonological Rules</text:span></text:p>
      <text:p text:style-name="P27"><text:span text:style-name="T5"/></text:p>
      <text:p text:style-name="P28"><text:span text:style-name="T5">A Backing rule accounts for the alternation seen in the suffixes:</text:span></text:p>
      <text:p text:style-name="P28"><text:span text:style-name="T5"/></text:p>
      <text:p text:style-name="P29"><text:span text:style-name="T5"><text:tab/></text:span><text:span text:style-name="T93">Backing:</text:span><text:span text:style-name="T11"><text:tab/></text:span><text:span text:style-name="T12">/</text:span><text:span text:style-name="T14">æ/ →</text:span><text:span text:style-name="T15"> </text:span><text:span text:style-name="T12">[</text:span><text:span text:style-name="T13">ɑ</text:span><text:span text:style-name="T12">] / </text:span><text:span text:style-name="T16">[+back] __</text:span></text:p>
      <text:p text:style-name="P30"><text:span text:style-name="T16"><text:tab/></text:span><text:span text:style-name="T12">/</text:span><text:span text:style-name="T14">æ/ </text:span><text:span text:style-name="T16">becomes </text:span><text:span text:style-name="T12">[</text:span><text:span text:style-name="T13">ɑ</text:span><text:span text:style-name="T12">] </text:span><text:span text:style-name="T16">after a back vowel.</text:span><text:span text:style-name="T112">8</text:span></text:p>
      <text:p text:style-name="P30"><text:span text:style-name="T16"/></text:p>
      <text:p text:style-name="P31"><text:span text:style-name="T10">A Raising rule accounts for the alternation seen in the stems:</text:span></text:p>
      <text:p text:style-name="P31"><text:span text:style-name="T10"/></text:p>
      <text:p text:style-name="P31"><text:span text:style-name="T10"><text:tab/></text:span><text:span text:style-name="T92">Raising:</text:span><text:span text:style-name="T10"><text:tab/>/e/ → [i] / __</text:span><text:span text:style-name="T17">]</text:span><text:span text:style-name="T117">word</text:span></text:p>
      <text:p text:style-name="P32"><text:span text:style-name="T10"><text:tab/>/</text:span><text:span text:style-name="T18">e/ becomes [i] at the end of a word.</text:span></text:p>
      <text:p text:style-name="P32"><text:span text:style-name="T18"/></text:p>
      <text:p text:style-name="P33"><text:span text:style-name="T18"/></text:p>
      <text:p text:style-name="P13"><text:span text:style-name="T33">5. </text:span><text:span text:style-name="T34">Derivations</text:span></text:p>
      <text:p text:style-name="P33"><text:span text:style-name="T19"/></text:p>
      <text:p text:style-name="P34"><text:span text:style-name="T19">T</text:span><text:span text:style-name="T10">he following derivations illustrate how the morphological rule and the phonological rule apply. I’ve chosen a </text:span><text:span text:style-name="T22">set of words that shows both the alternating suffix and the alternating stems.</text:span><text:span text:style-name="T113">9</text:span></text:p>
      <text:p text:style-name="P34"><text:span text:style-name="T113"/></text:p>
      <text:p text:style-name="P35"><text:span text:style-name="T96">‘morning, nom. sg.’<text:tab/><text:tab/>‘</text:span><text:span text:style-name="T94">morning, </text:span><text:span text:style-name="T95">part</text:span><text:span text:style-name="T94">. sg.’</text:span></text:p>
      <text:p text:style-name="P37"><text:span text:style-name="T10">/ɑɑmu/<text:tab/><text:tab/><text:tab/><text:tab/>/ɑɑmu/</text:span></text:p>
      <text:p text:style-name="P37"><text:span text:style-name="T94">N, +nom, -pl</text:span><text:span text:style-name="T10"><text:tab/><text:tab/><text:tab/></text:span><text:span text:style-name="T94">N, +</text:span><text:span text:style-name="T95">part</text:span><text:span text:style-name="T94">, -pl</text:span><text:span text:style-name="T10"><text:tab/><text:tab/><text:tab/><text:tab/><text:tab/><text:tab/></text:span><text:span text:style-name="T106">Root’s Lexical Entry</text:span></text:p>
      <text:p text:style-name="P37"><text:span text:style-name="T10"><text:tab/><text:tab/><text:tab/><text:tab/><text:tab/><text:tab/><text:tab/><text:tab/><text:tab/><text:tab/><text:tab/></text:span><text:span text:style-name="T105">Morphology</text:span></text:p>
      <text:p text:style-name="P37"><text:span text:style-name="T10">---<text:tab/><text:tab/><text:tab/><text:tab/>ɑɑmu</text:span><text:span text:style-name="T14">æ<text:tab/></text:span><text:span text:style-name="T10"><text:tab/><text:tab/><text:tab/><text:tab/><text:tab/></text:span><text:span text:style-name="T23">Part</text:span><text:span text:style-name="T21">. Sg. Formation</text:span></text:p>
      <text:p text:style-name="P37"><text:span text:style-name="T21"><text:tab/><text:tab/><text:tab/><text:tab/><text:tab/><text:tab/><text:tab/><text:tab/><text:tab/><text:tab/><text:tab/></text:span><text:span text:style-name="T105">Phonology</text:span></text:p>
      <text:p text:style-name="P37"><text:span text:style-name="T27">---<text:tab/><text:tab/><text:tab/><text:tab/>ɑɑmuɑ<text:tab/><text:tab/><text:tab/><text:tab/><text:tab/><text:tab/><text:tab/>Backing</text:span></text:p>
      <text:p text:style-name="P37"><text:span text:style-name="T27">---<text:tab/><text:tab/><text:tab/><text:tab/>---<text:tab/><text:tab/><text:tab/><text:tab/><text:tab/><text:tab/><text:tab/>Raising</text:span></text:p>
      <text:p text:style-name="P37"><text:span text:style-name="T27">[ɑɑmu]<text:tab/><text:tab/><text:tab/></text:span><text:span text:style-name="T30">[</text:span><text:span text:style-name="T27">ɑɑmuɑ</text:span><text:span text:style-name="T29">]</text:span><text:span text:style-name="T27"><text:tab/><text:tab/><text:tab/><text:tab/><text:tab/><text:tab/></text:span><text:span text:style-name="T106">Surface Form</text:span></text:p>
      <text:p text:style-name="P59"/>
      <text:p text:style-name="P3">7<text:span text:style-name="T128"> 5.5 PhonemicizationDiagram</text:span></text:p>
      <text:p text:style-name="P3">8<text:span text:style-name="T128"> 6.5 RulesForAlternation</text:span></text:p>
      <text:p text:style-name="P4"><text:span text:style-name="T113">9</text:span><text:span text:style-name="T20"> 7.1 GiveDerivation</text:span></text:p>
      <text:p text:style-name="P40"><text:soft-page-break/><text:span text:style-name="T99">‘</text:span><text:span text:style-name="T100">smile, </text:span><text:span text:style-name="T101">part</text:span><text:span text:style-name="T100">. sg.’<text:tab/><text:tab/>‘</text:span><text:span text:style-name="T101">sleigh, </text:span><text:span text:style-name="T102">nom</text:span><text:span text:style-name="T101">. sg.’<text:tab/><text:tab/>‘</text:span><text:span text:style-name="T103">sleigh, part. sg.’</text:span></text:p>
      <text:p text:style-name="P41">/hymy/<text:tab/><text:tab/><text:tab/><text:tab/>/<text:span text:style-name="T141">rek</text:span><text:span text:style-name="T142">e</text:span><text:span text:style-name="T141">/<text:tab/><text:tab/><text:tab/><text:tab/>/</text:span><text:span text:style-name="T143">reke/</text:span></text:p>
      <text:p text:style-name="P23">N, +<text:span text:style-name="T141">part</text:span>, -pl<text:tab/><text:tab/><text:tab/><text:span text:style-name="T141">N, +</text:span><text:span text:style-name="T142">nom</text:span><text:span text:style-name="T141">, -pl</text:span><text:tab/><text:tab/><text:tab/><text:span text:style-name="T143">N, +part, -pl</text:span><text:tab/><text:tab/><text:span text:style-name="T139">Root’s Lexical Entry</text:span></text:p>
      <text:p text:style-name="P23"><text:span text:style-name="T139"><text:tab/><text:tab/><text:tab/><text:tab/><text:tab/><text:tab/><text:tab/><text:tab/><text:tab/><text:tab/><text:tab/>Morphology</text:span></text:p>
      <text:p text:style-name="P42">hymy<text:span text:style-name="T47">æ<text:tab/><text:tab/><text:tab/><text:tab/></text:span><text:span text:style-name="T50">---</text:span><text:span text:style-name="T47"><text:tab/><text:tab/><text:tab/><text:tab/></text:span><text:span text:style-name="T52">reke</text:span><text:span text:style-name="T47">æ<text:tab/><text:tab/><text:tab/></text:span><text:span text:style-name="T46">Part. Sg. Formation</text:span></text:p>
      <text:p text:style-name="P41"><text:span text:style-name="T46"><text:tab/><text:tab/><text:tab/><text:tab/><text:tab/><text:tab/><text:tab/><text:tab/><text:tab/><text:tab/><text:tab/></text:span><text:span text:style-name="T107">Phonology</text:span></text:p>
      <text:p text:style-name="P41"><text:span text:style-name="T48">---<text:tab/><text:tab/><text:tab/><text:tab/>---<text:tab/><text:tab/><text:tab/><text:tab/>---<text:tab/><text:tab/><text:tab/></text:span><text:span text:style-name="T49">Backing</text:span></text:p>
      <text:p text:style-name="P41"><text:span text:style-name="T49">---<text:tab/><text:tab/><text:tab/><text:tab/></text:span><text:span text:style-name="T51">reki</text:span><text:span text:style-name="T49"><text:tab/><text:tab/><text:tab/><text:tab/>---<text:tab/><text:tab/><text:tab/>Raising</text:span></text:p>
      <text:p text:style-name="P44"><text:span text:style-name="T46">[hymy</text:span><text:span text:style-name="T47">æ</text:span><text:span text:style-name="T46">]<text:tab/><text:tab/><text:tab/></text:span><text:span text:style-name="T51">[reki]</text:span><text:span text:style-name="T46"><text:tab/><text:tab/><text:tab/><text:tab/></text:span><text:span text:style-name="T53">[reke</text:span><text:span text:style-name="T47">æ</text:span><text:span text:style-name="T53">]</text:span><text:span text:style-name="T46"><text:tab/><text:tab/></text:span><text:span text:style-name="T104">Surface Form</text:span></text:p>
      <text:p text:style-name="P43"><text:span text:style-name="T26"/></text:p>
      <text:p text:style-name="P45"><text:span text:style-name="T46"/></text:p>
      <text:p text:style-name="P14"><text:span text:style-name="T45">6. Additional data</text:span></text:p>
      <text:p text:style-name="P45"><text:span text:style-name="T46"/></text:p>
      <text:p text:style-name="P46"><text:span text:style-name="T46">I do realize that the assignment writeup suggested we don’t look up further phonological data for Finnish, but looking at the advanced data now, I can add an additional phonetic rule </text:span><text:span text:style-name="T54">to explain the advanced data.</text:span></text:p>
      <text:p text:style-name="P46"><text:span text:style-name="T54"/></text:p>
      <text:p text:style-name="P47"><text:span text:style-name="T46">I know Wikipedia isn’t the most reliable source, but </text:span><text:span text:style-name="T55">to paraphrase its statement regarding vowel harmony:</text:span></text:p>
      <text:p text:style-name="P47"><text:span text:style-name="T55"/></text:p>
      <text:p text:style-name="P47"><text:span text:style-name="T55"><text:tab/>Front vowel pairing<text:tab/><text:tab/>Back vowel pairing</text:span></text:p>
      <text:p text:style-name="P47"><text:span text:style-name="T55"><text:tab/></text:span><text:span text:style-name="T56">/y/<text:tab/><text:tab/><text:tab/><text:tab/>/u/</text:span></text:p>
      <text:p text:style-name="P47"><text:span text:style-name="T56"><text:tab/>/ø/<text:tab/><text:tab/><text:tab/><text:tab/>/</text:span><text:span text:style-name="T57">o/</text:span></text:p>
      <text:p text:style-name="P48"><text:span text:style-name="T57"><text:tab/>/</text:span><text:span text:style-name="T47">æ/<text:tab/><text:tab/><text:tab/><text:tab/>/</text:span><text:span text:style-name="T58">ɑ/</text:span></text:p>
      <text:p text:style-name="P48"><text:span text:style-name="T58"/></text:p>
      <text:p text:style-name="P48"><text:span text:style-name="T58">/</text:span><text:span text:style-name="T59">i/ and /e/ are considered neutral for vowel harmony in Finnish since they don’t have </text:span><text:span text:style-name="T60">back counterparts in </text:span><text:span text:style-name="T61">the language.</text:span></text:p>
      <text:p text:style-name="P48"><text:span text:style-name="T61"/></text:p>
      <text:p text:style-name="P49"><text:span text:style-name="T61">I</text:span><text:span text:style-name="T46">f we consider a word like [rɑsti], </text:span><text:span text:style-name="T62">the current phonetic rules I came up with in the basic data section can’t explain the partitive </text:span><text:span text:style-name="T63">singular equivalent [rɑstiɑ] since we’d expect [rɑsti</text:span><text:span text:style-name="T47">æ</text:span><text:span text:style-name="T63">] </text:span><text:span text:style-name="T64">after applying the partitive </text:span><text:span text:style-name="T65">singular formation morphological rule; </text:span><text:span text:style-name="T66">the backing rule doesn’t apply to the /i/ in the root /rɑsti/. </text:span><text:span text:style-name="T67">If we apply a vowel harmony rule at the end </text:span><text:span text:style-name="T68">of the derivation such that </text:span><text:span text:style-name="T69">the suffix is changed to the backed equivalent if the word is composed of </text:span><text:span text:style-name="T70">back vowels and /i/ or /e/, </text:span><text:span text:style-name="T71">this new rule </text:span><text:span text:style-name="T72">accounts for both the basic and advanced data.</text:span></text:p>
      <text:p text:style-name="P50"><text:span text:style-name="T72"/></text:p>
      <text:p text:style-name="P50"><text:span text:style-name="T72"><text:tab/></text:span><text:span text:style-name="T108">Vowel Harmony</text:span><text:span text:style-name="T73">:<text:tab/></text:span><text:span text:style-name="T57">/</text:span><text:span text:style-name="T47">æ/ →</text:span><text:span text:style-name="T74"> </text:span><text:span text:style-name="T75">[</text:span><text:span text:style-name="T76">ɑ</text:span><text:span text:style-name="T75">] / </text:span><text:span text:style-name="T77">(</text:span><text:span text:style-name="T81">root</text:span><text:span text:style-name="T78"> with only back vowels and /i/ or /e/) __</text:span></text:p>
      <text:p text:style-name="P51"><text:span text:style-name="T78"><text:tab/></text:span><text:span text:style-name="T57">/</text:span><text:span text:style-name="T47">æ/ </text:span><text:span text:style-name="T79">becomes</text:span><text:span text:style-name="T74"> </text:span><text:span text:style-name="T75">[</text:span><text:span text:style-name="T76">ɑ</text:span><text:span text:style-name="T75">] </text:span><text:span text:style-name="T80">if the </text:span><text:span text:style-name="T82">root’s vowels consist of only back vowels and /i/ or /e/.</text:span><text:span text:style-name="T114">10</text:span></text:p>
      <text:p text:style-name="P51"><text:span text:style-name="T114"/></text:p>
      <text:p text:style-name="P60"><text:span text:style-name="T119">In fact, the vowel harmony rule can replace the backing rule I </text:span><text:span text:style-name="T121">proposed previously. Here are some derivations to show that this is indeed the case:</text:span><text:span text:style-name="T115">11</text:span></text:p>
      <text:p text:style-name="P51"><text:span text:style-name="T114"/></text:p>
      <text:p text:style-name="P51"><text:span text:style-name="T114"/></text:p>
      <text:p text:style-name="P51"><text:span text:style-name="T114"/></text:p>
      <text:p text:style-name="P51"><text:span text:style-name="T114"/></text:p>
      <text:p text:style-name="P51"><text:span text:style-name="T114"/></text:p>
      <text:p text:style-name="P51"><text:span text:style-name="T114"/></text:p>
      <text:p text:style-name="P52"><text:span text:style-name="T120">1</text:span><text:span text:style-name="T119">0</text:span><text:span text:style-name="T46"> 6.5 RulesForAlternation</text:span></text:p>
      <text:p text:style-name="P53"><text:span text:style-name="T119">11</text:span><text:span text:style-name="T46"> 7.1 GiveDerivation</text:span></text:p>
      <text:p text:style-name="P36"><text:soft-page-break/><text:span text:style-name="T96">‘</text:span><text:span text:style-name="T97">smile</text:span><text:span text:style-name="T96">, </text:span><text:span text:style-name="T97">part</text:span><text:span text:style-name="T96">. sg.’<text:tab/><text:tab/>‘</text:span><text:span text:style-name="T94">morning, </text:span><text:span text:style-name="T95">part</text:span><text:span text:style-name="T94">. sg.’</text:span></text:p>
      <text:p text:style-name="P38"><text:span text:style-name="T10">/</text:span><text:span text:style-name="T24">hymy</text:span><text:span text:style-name="T10">/<text:tab/><text:tab/><text:tab/><text:tab/>/ɑɑmu/</text:span></text:p>
      <text:p text:style-name="P38"><text:span text:style-name="T94">N, +</text:span><text:span text:style-name="T98">part</text:span><text:span text:style-name="T94">, -pl</text:span><text:span text:style-name="T10"><text:tab/><text:tab/><text:tab/></text:span><text:span text:style-name="T94">N, +</text:span><text:span text:style-name="T95">part</text:span><text:span text:style-name="T94">, -pl</text:span><text:span text:style-name="T10"><text:tab/><text:tab/><text:tab/><text:tab/><text:tab/><text:tab/></text:span><text:span text:style-name="T106">Root’s Lexical Entry</text:span></text:p>
      <text:p text:style-name="P38"><text:span text:style-name="T10"><text:tab/><text:tab/><text:tab/><text:tab/><text:tab/><text:tab/><text:tab/><text:tab/><text:tab/><text:tab/><text:tab/></text:span><text:span text:style-name="T105">Morphology</text:span></text:p>
      <text:p text:style-name="P39"><text:span text:style-name="T25">hymy</text:span><text:span text:style-name="T28">æ</text:span><text:span text:style-name="T10"><text:tab/><text:tab/><text:tab/><text:tab/>ɑɑmu</text:span><text:span text:style-name="T14">æ<text:tab/></text:span><text:span text:style-name="T10"><text:tab/><text:tab/><text:tab/><text:tab/><text:tab/></text:span><text:span text:style-name="T23">Part</text:span><text:span text:style-name="T21">. Sg. Formation</text:span></text:p>
      <text:p text:style-name="P38"><text:span text:style-name="T21"><text:tab/><text:tab/><text:tab/><text:tab/><text:tab/><text:tab/><text:tab/><text:tab/><text:tab/><text:tab/><text:tab/></text:span><text:span text:style-name="T105">Phonology</text:span></text:p>
      <text:p text:style-name="P38"><text:span text:style-name="T27">---<text:tab/><text:tab/><text:tab/><text:tab/>ɑɑmuɑ<text:tab/><text:tab/><text:tab/><text:tab/><text:tab/><text:tab/><text:tab/></text:span><text:span text:style-name="T31">Vowel Harmony</text:span></text:p>
      <text:p text:style-name="P38"><text:span text:style-name="T27">---<text:tab/><text:tab/><text:tab/><text:tab/>---<text:tab/><text:tab/><text:tab/><text:tab/><text:tab/><text:tab/><text:tab/>Raising</text:span></text:p>
      <text:p text:style-name="P39"><text:span text:style-name="T27">[</text:span><text:span text:style-name="T32">hymy</text:span><text:span text:style-name="T28">æ</text:span><text:span text:style-name="T27">]<text:tab/><text:tab/><text:tab/></text:span><text:span text:style-name="T30">[</text:span><text:span text:style-name="T27">ɑɑmuɑ</text:span><text:span text:style-name="T29">]</text:span><text:span text:style-name="T27"><text:tab/><text:tab/><text:tab/><text:tab/><text:tab/><text:tab/></text:span><text:span text:style-name="T106">Surface Form</text:span></text:p>
      <text:p text:style-name="P55"><text:span text:style-name="T46"/></text:p>
      <text:p text:style-name="P55"><text:span text:style-name="T46"/></text:p>
      <text:p text:style-name="P55"><text:span text:style-name="T46">‘</text:span><text:span text:style-name="T85">door, </text:span><text:span text:style-name="T87">part</text:span><text:span text:style-name="T85">. sg.’ (archaic)</text:span><text:span text:style-name="T46"><text:tab/>‘</text:span><text:span text:style-name="T83">door, </text:span><text:span text:style-name="T87">nom.</text:span><text:span text:style-name="T83"> sg.’ (archaic)</text:span></text:p>
      <text:p text:style-name="P54"><text:span text:style-name="T83">/</text:span><text:span text:style-name="T84">ukse/<text:tab/><text:tab/><text:tab/><text:tab/>/</text:span><text:span text:style-name="T86">ukse/</text:span></text:p>
      <text:p text:style-name="P56"><text:span text:style-name="T46">N, +part, -pl<text:tab/><text:tab/><text:tab/></text:span><text:span text:style-name="T88">N, +nom, -pl<text:tab/><text:tab/><text:tab/><text:tab/><text:tab/><text:tab/></text:span><text:span text:style-name="T89">Root’s Lexical entry</text:span></text:p>
      <text:p text:style-name="P57"><text:span text:style-name="T37"><text:tab/><text:tab/><text:tab/><text:tab/><text:tab/><text:tab/><text:tab/><text:tab/><text:tab/><text:tab/><text:tab/></text:span><text:span text:style-name="T89">Morphology</text:span></text:p>
      <text:p text:style-name="P58"><text:span text:style-name="T37">ukse</text:span><text:span text:style-name="T38">æ<text:tab/><text:tab/><text:tab/><text:tab/></text:span><text:span text:style-name="T40">---<text:tab/><text:tab/><text:tab/><text:tab/><text:tab/><text:tab/><text:tab/>Part. Sg. Formation</text:span></text:p>
      <text:p text:style-name="P58"><text:span text:style-name="T38"><text:tab/><text:tab/><text:tab/><text:tab/><text:tab/><text:tab/><text:tab/><text:tab/><text:tab/><text:tab/><text:tab/></text:span><text:span text:style-name="T90">Phonology</text:span></text:p>
      <text:p text:style-name="P58"><text:span text:style-name="T38">u</text:span><text:span text:style-name="T37">kse</text:span><text:span text:style-name="T39">ɑ<text:tab/><text:tab/><text:tab/><text:tab/>---<text:tab/><text:tab/><text:tab/><text:tab/><text:tab/><text:tab/><text:tab/></text:span><text:span text:style-name="T41">Vowel Harmony</text:span></text:p>
      <text:p text:style-name="P58"><text:span text:style-name="T39">---<text:tab/><text:tab/><text:tab/><text:tab/></text:span><text:span text:style-name="T42">uksi<text:tab/><text:tab/><text:tab/><text:tab/><text:tab/><text:tab/><text:tab/>Raising</text:span></text:p>
      <text:p text:style-name="P58"><text:span text:style-name="T39">[</text:span><text:span text:style-name="T37">ukse</text:span><text:span text:style-name="T39">ɑ</text:span><text:span text:style-name="T37">]<text:tab/><text:tab/><text:tab/></text:span><text:span text:style-name="T42">[uksi]<text:tab/><text:tab/><text:tab/><text:tab/><text:tab/><text:tab/><text:tab/></text:span><text:span text:style-name="T91">Surface For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haris SIL" svg:font-family="'Charis SIL', 'Gentium Plus', 'Segoe UI', 'Doulos SIL', 'DejaVu Sans', 'Lucida Sans Unicode', Arial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5:32:57.686080102</meta:creation-date>
    <dc:date>2022-04-06T21:17:01.893198674</dc:date>
    <meta:editing-duration>PT2H23M35S</meta:editing-duration>
    <meta:editing-cycles>153</meta:editing-cycles>
    <meta:generator>LibreOffice/6.4.7.2$Linux_X86_64 LibreOffice_project/40$Build-2</meta:generator>
    <meta:document-statistic meta:table-count="0" meta:image-count="0" meta:object-count="0" meta:page-count="4" meta:paragraph-count="85" meta:word-count="824" meta:character-count="5211" meta:non-whitespace-character-count="4180"/>
  </office:meta>
</office:document-meta>
</file>